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11.25mm"/>
    </style:style>
    <style:style style:name="co5" style:family="table-column">
      <style:table-column-properties fo:break-before="auto" style:column-width="120.17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57.19mm"/>
    </style:style>
    <style:style style:name="co16" style:family="table-column">
      <style:table-column-properties fo:break-before="auto" style:column-width="71.17mm"/>
    </style:style>
    <style:style style:name="co17" style:family="table-column">
      <style:table-column-properties fo:break-before="auto" style:column-width="72.27mm"/>
    </style:style>
    <style:style style:name="co18" style:family="table-column">
      <style:table-column-properties fo:break-before="auto" style:column-width="73.71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30.97mm"/>
    </style:style>
    <style:style style:name="co21" style:family="table-column">
      <style:table-column-properties fo:break-before="auto" style:column-width="86.87mm"/>
    </style:style>
    <style:style style:name="co22" style:family="table-column">
      <style:table-column-properties fo:break-before="auto" style:column-width="83.7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8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1.06mm" fo:break-before="auto" style:use-optimal-row-height="false"/>
    </style:style>
    <style:style style:name="ro5" style:family="table-row">
      <style:table-row-properties style:row-height="14.2mm" fo:break-before="auto" style:use-optimal-row-height="false"/>
    </style:style>
    <style:style style:name="ro6" style:family="table-row">
      <style:table-row-properties style:row-height="11.5mm" fo:break-before="auto" style:use-optimal-row-height="false"/>
    </style:style>
    <style:style style:name="ro7" style:family="table-row">
      <style:table-row-properties style:row-height="15.06mm" fo:break-before="auto" style:use-optimal-row-height="false"/>
    </style:style>
    <style:style style:name="ro8" style:family="table-row">
      <style:table-row-properties style:row-height="12.36mm" fo:break-before="auto" style:use-optimal-row-height="false"/>
    </style:style>
    <style:style style:name="ro9" style:family="table-row">
      <style:table-row-properties style:row-height="12.19mm" fo:break-before="auto" style:use-optimal-row-height="false"/>
    </style:style>
    <style:style style:name="ro10" style:family="table-row">
      <style:table-row-properties style:row-height="16.51mm" fo:break-before="auto" style:use-optimal-row-height="false"/>
    </style:style>
    <style:style style:name="ro11" style:family="table-row">
      <style:table-row-properties style:row-height="6.58mm" fo:break-before="auto" style:use-optimal-row-height="false"/>
    </style:style>
    <style:style style:name="ro12" style:family="table-row">
      <style:table-row-properties style:row-height="19.09mm" fo:break-before="auto" style:use-optimal-row-height="false"/>
    </style:style>
    <style:style style:name="ro13" style:family="table-row">
      <style:table-row-properties style:row-height="7.48mm" fo:break-before="auto" style:use-optimal-row-height="false"/>
    </style:style>
    <style:style style:name="ro14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3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50.71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4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top" draw:auto-grow-height="false" draw:fit-to-size="false" style:shrink-to-fit="false" fo:min-height="31.13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5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loext:graphic-properties draw:fill-color="#cd5c5c"/>
      <style:paragraph-properties fo:text-align="center" style:writing-mode="lr-tb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6" style:family="paragraph">
      <style:paragraph-properties fo:margin-left="0mm" fo:margin-right="0mm" fo:margin-top="0mm" fo:margin-bottom="0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8" style:family="paragraph">
      <style:paragraph-properties fo:text-align="star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2f2f2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>
          <loext:transformation loext:type="lummod" loext:value="9500"/>
        </loext:char-complex-color>
      </style:text-properties>
    </style:style>
  </office:automatic-styles>
  <office:body>
    <office:spreadsheet>
      <table:calculation-settings table:automatic-find-labels="false"/>
      <table:table table:name="PDF_OCR_TXT" table:style-name="ta1">
        <office:forms form:automatic-focus="true" form:apply-design-mode="false"/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6" draw:style-name="gr2" draw:text-style-name="P3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2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table:end-cell-address="PDF_OCR_TXT.J11" table:end-x="23.78mm" table:end-y="3.46mm" draw:z-index="9" draw:name="Rechteck 1" draw:style-name="gr3" draw:text-style-name="P5" svg:width="151.7mm" svg:height="17.81mm" svg:x="81.4mm" svg:y="3.71mm">
              <text:p text:style-name="P4"><text:span text:style-name="T1">\\10.236.177.4\D_Drive\SYMPHONY_Download_MLS_PART\DataBases\</text:span></text:p>
              <text:p text:style-name="P4"><text:span text:style-name="T2">SAP_MASS_PROPERTIES_DB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3" table:number-rows-repeated="5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table:end-cell-address="PDF_OCR_TXT.J17" table:end-x="23.78mm" table:end-y="0.59mm" draw:z-index="7" draw:name="Rechteck 2" draw:style-name="gr3" draw:text-style-name="P5" svg:width="151.7mm" svg:height="17.81mm" svg:x="81.4mm" svg:y="0.85mm">
              <text:p text:style-name="P4"><text:span text:style-name="T1">\\10.236.177.4\D_Drive\SYMPHONY_Download_MLS_PART\DataBases\</text:span></text:p>
              <text:p text:style-name="P4"><text:span text:style-name="T2">SAP_MASS_PROPERTIES_DB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3" table:number-rows-repeated="1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draw:z-index="6" draw:name="Flussdiagramm: Prozess 2" draw:style-name="gr4" draw:text-style-name="P7" svg:width="120.37mm" svg:height="31.12mm" svg:x="97.37mm" svg:y="0.2mm">
              <text:p text:style-name="P6"><text:span text:style-name="T3"/></text:p>
              <text:p text:style-name="P6"><text:span text:style-name="T4">%ROOT%</text:span><text:span text:style-name="T3">\MIDDLEWARE_PYTHON\epl_stammdaten</text:span><text:span text:style-name="T5">\</text:span></text:p>
              <text:p text:style-name="P6"><text:span text:style-name="T6">SAP_stammdaten_pdm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3" table:number-rows-repeated="15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5"/>
          <table:table-cell table:style-name="ce13">
            <draw:custom-shape table:end-cell-address="PDF_OCR_TXT.N43" table:end-x="29.85mm" table:end-y="8.51mm" draw:z-index="10" draw:name="Rechteck 4" draw:style-name="gr3" draw:text-style-name="P5" svg:width="151.7mm" svg:height="17.81mm" svg:x="31.77mm" svg:y="4.25mm">
              <text:p text:style-name="P4"><text:span text:style-name="T1">\\10.236.177.4\D_Drive\SYMPHONY_Download_MLS_PART\DataBases\</text:span></text:p>
              <text:p text:style-name="P4"><text:span text:style-name="T2">SAP_MASS_PROPERTIES_DB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8"/>
        </table:table-row>
        <table:table-row table:style-name="ro3">
          <table:table-cell table:style-name="ce4"/>
          <table:table-cell table:style-name="ce9">
            <draw:custom-shape table:end-cell-address="PDF_OCR_TXT.F43" table:end-x="5.23mm" table:end-y="11.09mm" draw:z-index="8" draw:name="Rechteck 3" draw:style-name="gr3" draw:text-style-name="P5" svg:width="151.7mm" svg:height="17.81mm" svg:x="1.27mm" svg:y="2.31mm">
              <text:p text:style-name="P4"><text:span text:style-name="T1">\\10.236.177.4\D_Drive\SYMPHONY_Download_MLS_PART\DataBases\</text:span></text:p>
              <text:p text:style-name="P4"><text:span text:style-name="T2">SAP_MASS_PROPERTIES_DB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1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TEMPLATE" table:style-name="ta1">
        <office:forms form:automatic-focus="true" form:apply-design-mode="false"/>
        <table:shapes>
          <draw:custom-shape draw:z-index="0" draw:name="Shape 9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0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1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2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3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4" draw:style-name="gr2" draw:text-style-name="P3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2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1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1" form:id="control1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2" form:id="control2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" draw:text-style-name="P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1" draw:text-style-name="P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number-columns-repeated="2" table:default-cell-style-name="ce13"/>
        <table:table-column table:style-name="co13" table:number-columns-repeated="9" table:default-cell-style-name="ce13"/>
        <table:table-row table:style-name="ro12">
          <table:table-cell table:style-name="ce11"/>
          <table:table-cell table:style-name="ce11" office:value-type="string" calcext:value-type="string">
            <text:p>SETI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5" draw:text-style-name="P8" svg:width="57.93mm" svg:height="7.31mm" svg:x="9.25mm" svg:y="0.93mm" draw:control="control1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5" draw:text-style-name="P8" svg:width="57.93mm" svg:height="7.31mm" svg:x="9.48mm" svg:y="3.45mm" draw:control="control2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3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3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\\10.236.177.4\D_Drive" calcext:value-type="string">
            <text:p>\\10.236.177.4\D_Drive</text:p>
          </table:table-cell>
          <table:table-cell table:style-name="ce22" office:value-type="string" calcext:value-type="string">
            <text:p><text:a xlink:href="file://10.236.177.4/D_Drive" xlink:type="simple">\\10.236.177.4\D_Drive</text:a>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3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string" office:string-value="\\10.236.177.4\Schneider\ScriptingPath" calcext:value-type="string">
            <text:p>\\10.236.177.4\Schneider\ScriptingPath</text:p>
          </table:table-cell>
          <table:table-cell table:style-name="ce22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4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string" office:string-value="C:\Users\sesa237770\Schneider Electric\FELLER_PDM-SAP Group - General\ARCHIVE-BACKUP-SERVER 2020\Symphony_Connector_Backup\ProgramsUser" calcext:value-type="string">
            <text:p>C:\Users\sesa237770\Schneider Electric\FELLER_PDM-SAP Group - General\ARCHIVE-BACKUP-SERVER 2020\Symphony_Connector_Backup\ProgramsUser</text:p>
          </table:table-cell>
          <table:table-cell table:style-name="ce22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/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4">
          <table:table-cell/>
          <table:table-cell table:style-name="ce23" office:value-type="string" calcext:value-type="string">
            <text:p>LO Python Directory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4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2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>
        <table:named-range table:name="rngPROGRAMS" table:base-cell-address="$SETUP.$G$11" table:cell-range-address="$SETUP.$G$11:.$I$24"/>
        <table:named-range table:name="rngVARIABLE" table:base-cell-address="$SETUP.$G$11" table:cell-range-address="$SETUP.$B$11:.$D$2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draw:marker draw:name="Arrowheads_20_1" draw:display-name="Arrowheads 1" svg:viewBox="0 0 20 30" svg:d="M10 0l-10 30h20z"/>
    <draw:marker draw:name="Arrowheads_20_2" draw:display-name="Arrowheads 2" svg:viewBox="0 0 20 40" svg:d="M0 40l10-40 10 40z"/>
    <draw:marker draw:name="msArrowOpenEnd_20_5_20_159" draw:display-name="msArrowOpenEnd 5 159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stroke-dash draw:name="Long_20_Dot" draw:display-name="Long Dot" draw:style="rect" draw:dots1="1" draw:dots1-length="100%" draw:distance="300%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4-19">00.00.0000</text:date></text:span><text:span text:style-name="MT1">, </text:span><text:span text:style-name="MT1"><text:time style:data-style-name="N2" text:time-value="08:52:29.733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2H57M23S</meta:editing-duration>
    <meta:editing-cycles>11</meta:editing-cycles>
    <dc:date>2024-04-19T10:33:40.687000000</dc:date>
    <meta:document-statistic meta:table-count="3" meta:cell-count="65" meta:object-count="2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